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19c" officeooo:paragraph-rsid="000d619c"/>
    </style:style>
    <style:style style:name="P2" style:family="paragraph" style:parent-style-name="Standard">
      <style:text-properties officeooo:rsid="000f3195" officeooo:paragraph-rsid="000d619c"/>
    </style:style>
    <style:style style:name="P3" style:family="paragraph" style:parent-style-name="Standard">
      <style:text-properties officeooo:rsid="0013154d" officeooo:paragraph-rsid="0013154d"/>
    </style:style>
    <style:style style:name="P4" style:family="paragraph" style:parent-style-name="Standard">
      <style:text-properties fo:color="#000000" officeooo:rsid="0017665d" officeooo:paragraph-rsid="0017665d"/>
    </style:style>
    <style:style style:name="P5" style:family="paragraph" style:parent-style-name="Standard">
      <style:text-properties officeooo:rsid="0017665d" officeooo:paragraph-rsid="0017665d"/>
    </style:style>
    <style:style style:name="P6" style:family="paragraph" style:parent-style-name="Standard">
      <style:text-properties officeooo:rsid="001911ef" officeooo:paragraph-rsid="001911ef"/>
    </style:style>
    <style:style style:name="P7" style:family="paragraph" style:parent-style-name="Standard">
      <style:text-properties officeooo:rsid="001a6302" officeooo:paragraph-rsid="001a6302"/>
    </style:style>
    <style:style style:name="P8" style:family="paragraph" style:parent-style-name="Standard">
      <style:text-properties officeooo:rsid="001bc058" officeooo:paragraph-rsid="001bc058"/>
    </style:style>
    <style:style style:name="P9" style:family="paragraph" style:parent-style-name="Preformatted_20_Text">
      <style:text-properties fo:color="#000000" style:font-name="DejaVu Sans Mono" fo:font-size="9.10000038146973pt" officeooo:rsid="000d619c" officeooo:paragraph-rsid="000d619c"/>
    </style:style>
    <style:style style:name="P10" style:family="paragraph" style:parent-style-name="Preformatted_20_Text">
      <style:text-properties fo:color="#000000" style:font-name="DejaVu Sans Mono" fo:font-size="9.10000038146973pt" officeooo:rsid="000d619c" officeooo:paragraph-rsid="001a6302"/>
    </style:style>
    <style:style style:name="P11" style:family="paragraph" style:parent-style-name="Preformatted_20_Text">
      <style:text-properties fo:color="#000000" style:font-name="DejaVu Sans Mono" fo:font-size="9.10000038146973pt" officeooo:rsid="000f3195" officeooo:paragraph-rsid="000d619c"/>
    </style:style>
    <style:style style:name="P12" style:family="paragraph" style:parent-style-name="Preformatted_20_Text">
      <style:text-properties fo:color="#000000" style:font-name="DejaVu Sans Mono" fo:font-size="9.10000038146973pt" officeooo:rsid="0013154d" officeooo:paragraph-rsid="0013154d"/>
    </style:style>
    <style:style style:name="P13" style:family="paragraph" style:parent-style-name="Preformatted_20_Text">
      <style:text-properties fo:color="#000000" style:font-name="DejaVu Sans Mono" fo:font-size="9.10000038146973pt" officeooo:rsid="0017665d" officeooo:paragraph-rsid="0017665d"/>
    </style:style>
    <style:style style:name="P14" style:family="paragraph" style:parent-style-name="Preformatted_20_Text">
      <style:text-properties fo:color="#000000" style:font-name="DejaVu Sans Mono" fo:font-size="9.10000038146973pt" officeooo:rsid="001911ef" officeooo:paragraph-rsid="001911ef"/>
    </style:style>
    <style:style style:name="P15" style:family="paragraph" style:parent-style-name="Preformatted_20_Text">
      <style:text-properties fo:color="#000000" style:font-name="DejaVu Sans Mono" fo:font-size="9.10000038146973pt" officeooo:paragraph-rsid="001911ef"/>
    </style:style>
    <style:style style:name="P16" style:family="paragraph" style:parent-style-name="Preformatted_20_Text">
      <style:text-properties fo:color="#000000" style:font-name="DejaVu Sans Mono" fo:font-size="9.10000038146973pt" officeooo:rsid="001cc994" officeooo:paragraph-rsid="001cc994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 officeooo:rsid="001cc994" officeooo:paragraph-rsid="001cc994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color="#000000" style:font-name="DejaVu Sans Mono" fo:font-size="9.10000038146973pt"/>
    </style:style>
    <style:style style:name="P21" style:family="paragraph" style:parent-style-name="Preformatted_20_Text">
      <style:text-properties fo:color="#000000" style:font-name="DejaVu Sans Mono" fo:font-size="9.10000038146973pt" officeooo:paragraph-rsid="001cc994"/>
    </style:style>
    <style:style style:name="P22" style:family="paragraph" style:parent-style-name="Preformatted_20_Text">
      <style:text-properties fo:color="#000000" officeooo:paragraph-rsid="0017665d"/>
    </style:style>
    <style:style style:name="P23" style:family="paragraph" style:parent-style-name="Preformatted_20_Text">
      <style:text-properties fo:color="#000000" officeooo:rsid="001bc058" officeooo:paragraph-rsid="001bc058"/>
    </style:style>
    <style:style style:name="P24" style:family="paragraph" style:parent-style-name="Preformatted_20_Text">
      <style:text-properties fo:color="#000000" officeooo:paragraph-rsid="001cc994"/>
    </style:style>
    <style:style style:name="P25" style:family="paragraph" style:parent-style-name="Preformatted_20_Text">
      <style:text-properties fo:color="#000080" style:font-name="DejaVu Sans Mono" fo:font-size="9.10000038146973pt" fo:font-weight="bold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.10000038146973pt" fo:font-weight="bold"/>
    </style:style>
    <style:style style:name="T3" style:family="text">
      <style:text-properties fo:color="#000080" style:font-name="DejaVu Sans Mono" fo:font-size="9.10000038146973pt" fo:font-weight="bold" officeooo:rsid="001cc994"/>
    </style:style>
    <style:style style:name="T4" style:family="text">
      <style:text-properties fo:color="#000080" style:font-name="DejaVu Sans Mono" fo:font-size="9.10000038146973pt" fo:font-style="italic"/>
    </style:style>
    <style:style style:name="T5" style:family="text">
      <style:text-properties fo:color="#000080" fo:font-style="italic"/>
    </style:style>
    <style:style style:name="T6" style:family="text">
      <style:text-properties style:font-name="DejaVu Sans Mono" fo:font-size="9.10000038146973pt"/>
    </style:style>
    <style:style style:name="T7" style:family="text">
      <style:text-properties style:font-name="DejaVu Sans Mono" fo:font-size="9.10000038146973pt" fo:font-weight="bold" officeooo:rsid="001cc994"/>
    </style:style>
    <style:style style:name="T8" style:family="text">
      <style:text-properties style:font-name="DejaVu Sans Mono" fo:font-size="9.10000038146973pt" officeooo:rsid="001cc994"/>
    </style:style>
    <style:style style:name="T9" style:family="text">
      <style:text-properties fo:color="#660e7a" style:font-name="DejaVu Sans Mono" fo:font-size="9.10000038146973pt" fo:font-weight="bold"/>
    </style:style>
    <style:style style:name="T10" style:family="text">
      <style:text-properties fo:color="#660e7a" style:font-name="DejaVu Sans Mono" fo:font-size="9.10000038146973pt" fo:font-weight="bold" officeooo:rsid="001cc994"/>
    </style:style>
    <style:style style:name="T11" style:family="text">
      <style:text-properties fo:color="#660e7a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9.10000038146973pt"/>
    </style:style>
    <style:style style:name="T14" style:family="text">
      <style:text-properties fo:color="#0000ff" style:font-name="DejaVu Sans Mono" fo:font-size="9.10000038146973pt" fo:font-weight="bold" officeooo:rsid="001cc994"/>
    </style:style>
    <style:style style:name="T15" style:family="text">
      <style:text-properties officeooo:rsid="001cc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ON:</text:p>
      <text:p text:style-name="P1"/>
      <text:p text:style-name="P9"><text:bookmark-start text:name="__DdeLink__7_26761956"/><text:bookmark-end text:name="__DdeLink__7_26761956"/><text:span text:style-name="T1">CREATE TABLE </text:span>REQUISITION</text:p>
      <text:p text:style-name="P20">(</text:p>
      <text:p text:style-name="P19"><text:s text:c="2"/><text:span text:style-name="T9">REQUISITION_ID </text:span><text:span text:style-name="T2">INT NOT NULL AUTO_INCREMENT</text:span><text:span text:style-name="T6">,</text:span></text:p>
      <text:p text:style-name="P19"><text:s text:c="2"/><text:span text:style-name="T9">APP_ID </text:span><text:span text:style-name="T2">INT NOT NULL</text:span><text:span text:style-name="T6">,</text:span></text:p>
      <text:p text:style-name="P19"><text:s text:c="2"/><text:span text:style-name="T9">APP_NAME </text:span><text:span text:style-name="T2">VARCHAR</text:span><text:span text:style-name="T6">(</text:span><text:span text:style-name="T13">20</text:span><text:span text:style-name="T6">),</text:span></text:p>
      <text:p text:style-name="P19"><text:s text:c="2"/><text:span text:style-name="T9">CREATED_DATE </text:span><text:span text:style-name="T2">TIMESTAMP DEFAULT </text:span><text:span text:style-name="T4">CURRENT_TIMESTAMP</text:span><text:span text:style-name="T6">,</text:span></text:p>
      <text:p text:style-name="P19"><text:s text:c="2"/><text:span text:style-name="T9">UPDATED_DATE </text:span><text:span text:style-name="T2">TIMESTAMP DEFAULT </text:span><text:span text:style-name="T4">CURRENT_TIMESTAMP </text:span><text:span text:style-name="T2">ON UPDATE </text:span><text:span text:style-name="T4">CURRENT_TIMESTAMP</text:span><text:span text:style-name="T6">,</text:span></text:p>
      <text:p text:style-name="P19"><text:s text:c="2"/><text:span text:style-name="T2">PRIMARY KEY </text:span><text:span text:style-name="T6">(</text:span><text:span text:style-name="T9">REQUISITION_ID</text:span><text:span text:style-name="T6">)</text:span></text:p>
      <text:p text:style-name="P17">)</text:p>
      <text:p text:style-name="P1"/>
      <text:p text:style-name="P1"/>
      <text:p text:style-name="P1">CDMR:</text:p>
      <text:p text:style-name="P1"/>
      <text:p text:style-name="P11"><text:bookmark-start text:name="__DdeLink__9_26761956"/><text:bookmark-end text:name="__DdeLink__9_26761956"/><text:span text:style-name="T1">CREATE TABLE </text:span>CDMR</text:p>
      <text:p text:style-name="P20">(</text:p>
      <text:p text:style-name="P19"><text:s text:c="2"/><text:span text:style-name="T9">REQUISITION_ID </text:span><text:span text:style-name="T2">INT NOT NULL</text:span><text:span text:style-name="T6">,</text:span></text:p>
      <text:p text:style-name="P19"><text:s text:c="2"/><text:span text:style-name="T2">FOREIGN KEY </text:span><text:span text:style-name="T6">(</text:span><text:span text:style-name="T9">REQUISITION_ID</text:span><text:span text:style-name="T6">) </text:span><text:span text:style-name="T2">REFERENCES </text:span><text:span text:style-name="T6">REQUISITION(</text:span><text:span text:style-name="T9">REQUISITION_ID</text:span><text:span text:style-name="T6">),</text:span></text:p>
      <text:p text:style-name="P19"><text:s text:c="2"/><text:span text:style-name="T9">STATUS 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9">CUST_NUM 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9">CUST_NAME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INV_NUM </text:span><text:span text:style-name="T2">INT</text:span><text:span text:style-name="T6">(</text:span><text:span text:style-name="T13">10</text:span><text:span text:style-name="T6">),</text:span></text:p>
      <text:p text:style-name="P19"><text:s text:c="2"/><text:span text:style-name="T9">INV_DATE </text:span><text:span text:style-name="T2">DATE</text:span><text:span text:style-name="T6">,</text:span></text:p>
      <text:p text:style-name="P19"><text:s text:c="2"/><text:span text:style-name="T9">INV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SALESREP_ID 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9">SALESREP_NAME </text:span><text:span text:style-name="T2">VARCHAR</text:span><text:span text:style-name="T6">(</text:span><text:span text:style-name="T13">50</text:span><text:span text:style-name="T6">),</text:span></text:p>
      <text:p text:style-name="P19"><text:s text:c="2"/><text:span text:style-name="T9">ADJ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CDMR_DATE </text:span><text:span text:style-name="T2">DATE</text:span><text:span text:style-name="T6">,</text:span></text:p>
      <text:p text:style-name="P19"><text:s text:c="2"/><text:span text:style-name="T2">PRIMARY KEY </text:span><text:span text:style-name="T6">(</text:span><text:span text:style-name="T9">REQUISITION_ID</text:span><text:span text:style-name="T6">)</text:span></text:p>
      <text:p text:style-name="P17">)</text:p>
      <text:p text:style-name="P2"/>
      <text:p text:style-name="P3">CDMR_ADJUSTMENTS:</text:p>
      <text:p text:style-name="P3"/>
      <text:p text:style-name="P12"><text:bookmark-start text:name="__DdeLink__18_26761956"/><text:bookmark-end text:name="__DdeLink__18_26761956"/><text:span text:style-name="T1">CREATE TABLE </text:span><text:bookmark-start text:name="__DdeLink__31_26761956"/>CDMR_ADJUSTMENTS<text:bookmark-end text:name="__DdeLink__31_26761956"/></text:p>
      <text:p text:style-name="P20">(</text:p>
      <text:p text:style-name="P19"><text:s text:c="2"/><text:span text:style-name="T9">REQUISITION_ID </text:span><text:span text:style-name="T2">INT NOT NULL</text:span><text:span text:style-name="T6">,</text:span></text:p>
      <text:p text:style-name="P19"><text:s text:c="2"/><text:span text:style-name="T9">CUST_NUM 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9">REASON_CODE_DESC </text:span><text:span text:style-name="T2">VARCHAR</text:span><text:span text:style-name="T6">(</text:span><text:span text:style-name="T13">50</text:span><text:span text:style-name="T6">),</text:span></text:p>
      <text:p text:style-name="P19"><text:s text:c="2"/><text:span text:style-name="T9">ITEM_NUM </text:span><text:span text:style-name="T2">INT</text:span><text:span text:style-name="T6">,</text:span></text:p>
      <text:p text:style-name="P19"><text:s text:c="2"/><text:span text:style-name="T9">ITEM_DESC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QTY_ADJ </text:span><text:span text:style-name="T2">INT</text:span><text:span text:style-name="T6">,</text:span></text:p>
      <text:p text:style-name="P19"><text:s text:c="2"/><text:span text:style-name="T9">ALLOW_ADJ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CHRG_ADJ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TAX_ADJ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CD_FLAG </text:span><text:span text:style-name="T2">VARCHAR</text:span><text:span text:style-name="T6">(</text:span><text:span text:style-name="T13">1</text:span><text:span text:style-name="T6">),</text:span></text:p>
      <text:p text:style-name="P19"><text:s text:c="2"/><text:span text:style-name="T9">EXT_PRICE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NEW_INV_LINE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22"><text:soft-page-break/><text:s text:c="2"/><text:span text:style-name="T2">PRIMARY KEY </text:span><text:span text:style-name="T6">(</text:span><text:bookmark-start text:name="__DdeLink__33_26761956"/><text:span text:style-name="T9">REQUISITION_ID, ITEM_NUM</text:span><text:bookmark-end text:name="__DdeLink__33_26761956"/><text:span text:style-name="T6">),</text:span></text:p>
      <text:p text:style-name="P19"><text:s text:c="2"/><text:span text:style-name="T2">FOREIGN KEY </text:span><text:span text:style-name="T6">(</text:span><text:span text:style-name="T9">REQUISITION_ID</text:span><text:span text:style-name="T6">) </text:span><text:span text:style-name="T2">REFERENCES </text:span><text:span text:style-name="T6">CDMR(</text:span><text:span text:style-name="T9">REQUISITION_ID</text:span><text:span text:style-name="T6">)</text:span></text:p>
      <text:p text:style-name="P19"><text:s text:c="2"/><text:span text:style-name="T2">ON DELETE CASCADE</text:span></text:p>
      <text:p text:style-name="P17">)</text:p>
      <text:p text:style-name="P5">CDMR_COMMENTS:</text:p>
      <text:p text:style-name="P5"/>
      <text:p text:style-name="P13"><text:bookmark-start text:name="__DdeLink__29_26761956"/><text:bookmark-end text:name="__DdeLink__29_26761956"/><text:span text:style-name="T1">CREATE TABLE CDMR_COMMENTS</text:span></text:p>
      <text:p text:style-name="P20">(</text:p>
      <text:p text:style-name="P20"><text:span text:style-name="T11">REQUISITION_ID </text:span><text:span text:style-name="T1">INT NOT NULL</text:span>,</text:p>
      <text:p text:style-name="P20"><text:span text:style-name="T11">COMMENT_ID </text:span><text:span text:style-name="T1">INT NOT NULL AUTO_INCREMENT</text:span>,</text:p>
      <text:p text:style-name="P20"><text:span text:style-name="T11">SEQ_ID </text:span><text:span text:style-name="T1">INT NOT NULL</text:span>,</text:p>
      <text:p text:style-name="P20"><text:span text:style-name="T11">COMMENT_TEXT </text:span><text:span text:style-name="T1">VARCHAR</text:span>(<text:span text:style-name="T12">1000</text:span>),</text:p>
      <text:p text:style-name="P20"><text:span text:style-name="T11">CREATED_DATE </text:span><text:span text:style-name="T1">TIMESTAMP DEFAULT </text:span><text:span text:style-name="T5">CURRENT_TIMESTAMP</text:span>,</text:p>
      <text:p text:style-name="P20"><text:span text:style-name="T11">USER_ID </text:span><text:span text:style-name="T1">VARCHAR</text:span>(<text:span text:style-name="T12">20</text:span>),</text:p>
      <text:p text:style-name="P20"><text:span text:style-name="T1">PRIMARY KEY </text:span>(<text:span text:style-name="T11">COMMENT_ID</text:span>),</text:p>
      <text:p text:style-name="P20"><text:span text:style-name="T1">FOREIGN KEY </text:span>(<text:span text:style-name="T11">REQUISITION_ID</text:span>) <text:span text:style-name="T1">REFERENCES </text:span>CDMR(<text:span text:style-name="T11">REQUISITION_ID</text:span>)</text:p>
      <text:p text:style-name="P25">ON DELETE CASCADE</text:p>
      <text:p text:style-name="P17">)</text:p>
      <text:p text:style-name="P4"><text:span text:style-name="T2"/></text:p>
      <text:p text:style-name="P6">INVOICE_HEADER:</text:p>
      <text:p text:style-name="P6"/>
      <text:p text:style-name="P15"><text:bookmark-start text:name="__DdeLink__57_26761956"/><text:bookmark-end text:name="__DdeLink__57_26761956"/><text:bookmark-start text:name="__DdeLink__41_26761956"/><text:bookmark-end text:name="__DdeLink__41_26761956"/><text:bookmark-start text:name="__DdeLink__53_26761956"/><text:bookmark-end text:name="__DdeLink__53_26761956"/><text:span text:style-name="T1">CREATE TABLE </text:span>INVOICE_HEADER</text:p>
      <text:p text:style-name="P20">(</text:p>
      <text:p text:style-name="P19"><text:s text:c="2"/><text:span text:style-name="T9">INV_NUM </text:span><text:span text:style-name="T2">INT NOT NULL</text:span><text:span text:style-name="T6">,</text:span></text:p>
      <text:p text:style-name="P19"><text:s text:c="2"/><text:span text:style-name="T9">CUST_NUM </text:span><text:span text:style-name="T2">INT NOT NULL</text:span><text:span text:style-name="T6">,</text:span></text:p>
      <text:p text:style-name="P19"><text:s text:c="2"/><text:span text:style-name="T9">INV_DATE </text:span><text:span text:style-name="T2">DATE</text:span><text:span text:style-name="T6">,</text:span></text:p>
      <text:p text:style-name="P19"><text:s text:c="2"/><text:span text:style-name="T9">GROSS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ALLOWANCE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CHARGES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TAX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NET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2">PRIMARY KEY </text:span><text:span text:style-name="T6">(</text:span><text:span text:style-name="T9">INV_NUM</text:span><text:span text:style-name="T6">)</text:span></text:p>
      <text:p text:style-name="P17">)</text:p>
      <text:p text:style-name="P15"/>
      <text:p text:style-name="P17"/>
      <text:p text:style-name="P18">INVOICE_DETAIL:</text:p>
      <text:p text:style-name="P16"><text:bookmark-start text:name="__DdeLink__59_26761956"/><text:bookmark-end text:name="__DdeLink__59_26761956"/><text:span text:style-name="T1">CREATE TABLE </text:span>INVOICE_DETAIL</text:p>
      <text:p text:style-name="P20">(</text:p>
      <text:p text:style-name="P19"><text:s text:c="2"/><text:span text:style-name="T9">INV_NUM </text:span><text:span text:style-name="T2">INT NOT NULL</text:span><text:span text:style-name="T6">,</text:span></text:p>
      <text:p text:style-name="P19"><text:s text:c="2"/><text:span text:style-name="T9">CUST_NUM </text:span><text:span text:style-name="T2">INT NOT NULL</text:span><text:span text:style-name="T6">,</text:span></text:p>
      <text:p text:style-name="P19"><text:s text:c="2"/><text:span text:style-name="T9">ITEM_NUM </text:span><text:span text:style-name="T2">INT</text:span><text:span text:style-name="T6">,</text:span></text:p>
      <text:p text:style-name="P19"><text:s text:c="2"/><text:span text:style-name="T9">ITEM_DESC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QTY </text:span><text:span text:style-name="T2">INT</text:span><text:span text:style-name="T6">,</text:span></text:p>
      <text:p text:style-name="P19"><text:s text:c="2"/><text:span text:style-name="T9">UNIT_PRICE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GROSS_AMNT <text:s/>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ALLOWANCE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CHARGES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TAX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 text:c="2"/><text:span text:style-name="T9">NET_AMNT </text:span><text:span text:style-name="T2">DECIMAL</text:span><text:span text:style-name="T6">(</text:span><text:span text:style-name="T13">6</text:span><text:span text:style-name="T6">,</text:span><text:span text:style-name="T13">2</text:span><text:span text:style-name="T6">),</text:span></text:p>
      <text:p text:style-name="P19"><text:soft-page-break/><text:s text:c="2"/><text:span text:style-name="T2">PRIMARY KEY </text:span><text:span text:style-name="T6">(</text:span><text:span text:style-name="T9">INV_NUM</text:span><text:span text:style-name="T6">, </text:span><text:span text:style-name="T9">ITEM_NUM</text:span><text:span text:style-name="T6">),</text:span></text:p>
      <text:p text:style-name="P19"><text:s text:c="2"/><text:span text:style-name="T2">FOREIGN KEY </text:span><text:span text:style-name="T6">(</text:span><text:span text:style-name="T9">CUST_NUM</text:span><text:span text:style-name="T6">) <text:s/></text:span><text:span text:style-name="T2">REFERENCES </text:span><text:span text:style-name="T6">CUSTOMER (</text:span><text:span text:style-name="T9">CUST_NUM</text:span><text:span text:style-name="T6">),</text:span></text:p>
      <text:p text:style-name="P19"><text:s text:c="2"/><text:span text:style-name="T2">FOREIGN KEY </text:span><text:span text:style-name="T6">(</text:span><text:span text:style-name="T9">INV_NUM</text:span><text:span text:style-name="T6">) </text:span><text:span text:style-name="T2">REFERENCES </text:span><text:span text:style-name="T6">INVOICE_HEADER (</text:span><text:span text:style-name="T9">INV_NUM</text:span><text:span text:style-name="T6">)</text:span></text:p>
      <text:p text:style-name="P17">)</text:p>
      <text:p text:style-name="P16"/>
      <text:p text:style-name="P6"/>
      <text:p text:style-name="P7">CUSTOMER:</text:p>
      <text:p text:style-name="P6"/>
      <text:p text:style-name="P14"><text:bookmark-start text:name="__DdeLink__39_26761956"/><text:bookmark-end text:name="__DdeLink__39_26761956"/><text:span text:style-name="T1">CREATE TABLE </text:span>CUSTOMER</text:p>
      <text:p text:style-name="P20">(</text:p>
      <text:p text:style-name="P19"><text:s text:c="2"/><text:span text:style-name="T9">CUST_NUM </text:span><text:span text:style-name="T2">INT NOT NULL</text:span><text:span text:style-name="T6">,</text:span></text:p>
      <text:p text:style-name="P19"><text:s text:c="2"/><text:span text:style-name="T9">CUST_NAME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ADDRESS_1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ADDRESS_2 </text:span><text:span text:style-name="T2">VARCHAR</text:span><text:span text:style-name="T6">(</text:span><text:span text:style-name="T13">100</text:span><text:span text:style-name="T6">),</text:span></text:p>
      <text:p text:style-name="P19"><text:s text:c="2"/><text:span text:style-name="T9">CITY </text:span><text:span text:style-name="T2">VARCHAR</text:span><text:span text:style-name="T6">(</text:span><text:span text:style-name="T13">50</text:span><text:span text:style-name="T6">),</text:span></text:p>
      <text:p text:style-name="P19"><text:s text:c="2"/><text:span text:style-name="T9">STATE </text:span><text:span text:style-name="T2">VARCHAR</text:span><text:span text:style-name="T6">(</text:span><text:span text:style-name="T13">50</text:span><text:span text:style-name="T6">),</text:span></text:p>
      <text:p text:style-name="P19"><text:s text:c="2"/><text:span text:style-name="T9">ZIP 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9">PHONE </text:span><text:span text:style-name="T2">VARCHAR</text:span><text:span text:style-name="T6">(</text:span><text:span text:style-name="T13">20</text:span><text:span text:style-name="T6">),</text:span></text:p>
      <text:p text:style-name="P19"><text:s text:c="2"/><text:span text:style-name="T2">PRIMARY KEY </text:span><text:span text:style-name="T6">(</text:span><text:span text:style-name="T9">CUST_NUM</text:span><text:span text:style-name="T6">)</text:span></text:p>
      <text:p text:style-name="P17">)</text:p>
      <text:p text:style-name="P7">CDMR_ROLE:</text:p>
      <text:p text:style-name="P7"/>
      <text:p text:style-name="P10"><text:bookmark-start text:name="__DdeLink__43_26761956"/><text:bookmark-end text:name="__DdeLink__43_26761956"/><text:span text:style-name="T1">CREATE TABLE </text:span>CDMR_ROLE</text:p>
      <text:p text:style-name="P20">(</text:p>
      <text:p text:style-name="P19"><text:s text:c="2"/><text:span text:style-name="T9">ROLE_ID </text:span><text:span text:style-name="T2">INT NOT NULL AUTO_INCREMENT</text:span><text:span text:style-name="T6">,</text:span></text:p>
      <text:p text:style-name="P19"><text:s text:c="2"/><text:span text:style-name="T9">ROLE_NAME <text:s/></text:span><text:span text:style-name="T2">VARCHAR</text:span><text:span text:style-name="T6">(</text:span><text:span text:style-name="T13">10</text:span><text:span text:style-name="T6">),</text:span></text:p>
      <text:p text:style-name="P19"><text:s text:c="2"/><text:span text:style-name="T2">PRIMARY KEY </text:span><text:span text:style-name="T6">(</text:span><text:span text:style-name="T9">ROLE_ID</text:span><text:span text:style-name="T6">)</text:span></text:p>
      <text:p text:style-name="P17">)</text:p>
      <text:p text:style-name="P8">CDMR_APPROVER:</text:p>
      <text:p text:style-name="P8"/>
      <text:p text:style-name="P8"><text:bookmark-start text:name="__DdeLink__46_26761956"/>CREATE TABLE CDMR_APPROVER</text:p>
      <text:p text:style-name="P8">(</text:p>
      <text:p text:style-name="P23"><text:span text:style-name="T9">ROLE_ID </text:span><text:span text:style-name="T2">INT NOT NULL,</text:span></text:p>
      <text:p text:style-name="P23"><text:span text:style-name="T2">APPROVER_ID VARCHAR(20),</text:span></text:p>
      <text:p text:style-name="P23"><text:span text:style-name="T2">APP_FIRST_NAME VARCHAR(100),</text:span></text:p>
      <text:p text:style-name="P23"><text:span text:style-name="T2">APP_LAST_NAME VARCHAR(100),</text:span></text:p>
      <text:p text:style-name="P23"><text:span text:style-name="T2">PRIMARY KEY (ROLE_ID)</text:span></text:p>
      <text:p text:style-name="P8">)<text:bookmark-end text:name="__DdeLink__46_26761956"/></text:p>
      <text:p text:style-name="P8"/>
      <text:p text:style-name="P8"/>
      <text:p text:style-name="P8">CDMR_USERS:</text:p>
      <text:p text:style-name="P8"/>
      <text:p text:style-name="P8"><text:bookmark-start text:name="__DdeLink__50_26761956"/>CREATE TABLE CDMR_USERS</text:p>
      <text:p text:style-name="P8">(</text:p>
      <text:p text:style-name="P8">USER_ID VARCHAR(20) NOT NULL,</text:p>
      <text:p text:style-name="P8">FIRST_NAME VARCHAR(100),</text:p>
      <text:p text:style-name="P8">LAST_NAME VARCHAR(100),</text:p>
      <text:p text:style-name="P8">PRIMARY KEY (USER_ID)</text:p>
      <text:p text:style-name="P8">)<text:bookmark-end text:name="__DdeLink__50_26761956"/></text:p>
      <text:p text:style-name="P1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01:44.439643097</meta:creation-date>
    <dc:date>2016-09-15T22:09:14.303858824</dc:date>
    <meta:editing-duration>PT1H3M1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4" meta:paragraph-count="127" meta:word-count="307" meta:character-count="2780" meta:non-whitespace-character-count="2459"/>
  </office:meta>
</office:document-meta>
</file>